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4"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5"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6"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7"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8"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0"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1"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3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37" style:family="paragraph" style:parent-style-name="Preformatted_20_Text">
      <style:paragraph-properties fo:margin-left="0in" fo:margin-right="0in" fo:margin-top="0in" fo:margin-bottom="0.1965in" fo:text-indent="0in" style:auto-text-indent="false"/>
    </style:style>
    <style:style style:name="P38" style:family="paragraph" style:parent-style-name="Preformatted_20_Text">
      <style:paragraph-properties fo:margin-left="0in" fo:margin-right="0in" fo:margin-top="0in" fo:margin-bottom="0.1965in" fo:text-align="justify" style:justify-single-word="false" fo:text-indent="0in" style:auto-text-indent="false"/>
    </style:style>
    <style:style style:name="P39" style:family="paragraph" style:parent-style-name="Preformatted_20_Text">
      <style:paragraph-properties fo:margin-left="0in" fo:margin-right="0in" fo:text-indent="0in" style:auto-text-indent="false"/>
    </style:style>
    <style:style style:name="P40"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2"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43"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4"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5" style:family="paragraph" style:parent-style-name="Text_20_body">
      <style:paragraph-properties fo:margin-top="0in" fo:margin-bottom="0.1965in" style:text-autospace="none"/>
    </style:style>
    <style:style style:name="P46"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Preformatted_20_Text">
      <style:paragraph-properties fo:margin-left="0.4598in" fo:margin-right="0in" fo:text-align="justify" style:justify-single-word="false" fo:text-indent="0in" style:auto-text-indent="false"/>
    </style:style>
    <style:style style:name="P48"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49" style:family="paragraph" style:parent-style-name="Preformatted_20_Text">
      <style:paragraph-properties fo:margin-left="1in" fo:margin-right="0in" fo:text-indent="0in" style:auto-text-indent="false"/>
    </style:style>
    <style:style style:name="P5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
      <style:text-properties fo:font-size="18pt" style:font-size-asian="18pt" style:font-size-complex="18pt"/>
    </style:style>
    <style:style style:name="P52" style:family="paragraph" style:parent-style-name="Standard" style:list-style-name="L2">
      <style:text-properties fo:font-size="16pt" style:font-size-asian="16pt" style:font-size-complex="16pt"/>
    </style:style>
    <style:style style:name="P53" style:family="paragraph" style:parent-style-name="Standard" style:list-style-name="L5">
      <style:text-properties fo:font-size="16pt" style:font-size-asian="16pt" style:font-size-complex="16pt"/>
    </style:style>
    <style:style style:name="P54" style:family="paragraph" style:parent-style-name="Standard">
      <style:text-properties fo:font-size="12pt" style:font-size-asian="12pt" style:font-size-complex="12pt"/>
    </style:style>
    <style:style style:name="P55" style:family="paragraph" style:parent-style-name="Standard" style:list-style-name="L3">
      <style:text-properties fo:font-size="12pt" style:font-size-asian="12pt" style:font-size-complex="12pt"/>
    </style:style>
    <style:style style:name="P56" style:family="paragraph" style:parent-style-name="Standard" style:list-style-name="L4">
      <style:text-properties fo:font-size="12pt" style:font-size-asian="12pt" style:font-size-complex="12pt"/>
    </style:style>
    <style:style style:name="P57" style:family="paragraph" style:parent-style-name="Standard" style:list-style-name="L5">
      <style:text-properties fo:font-size="12pt" style:font-size-asian="12pt" style:font-size-complex="12pt"/>
    </style:style>
    <style:style style:name="P58" style:family="paragraph" style:parent-style-name="Standard" style:list-style-name="L3">
      <style:text-properties fo:font-size="12pt" fo:font-style="italic" style:font-size-asian="12pt" style:font-style-asian="italic" style:font-size-complex="12pt" style:font-style-complex="italic"/>
    </style:style>
    <style:style style:name="P59" style:family="paragraph" style:parent-style-name="Standard" style:list-style-name="L4">
      <style:text-properties fo:font-size="12pt" fo:font-style="italic" style:font-size-asian="12pt" style:font-style-asian="italic" style:font-size-complex="12pt" style:font-style-complex="italic"/>
    </style:style>
    <style:style style:name="P60"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1"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2"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63"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64" style:family="paragraph" style:parent-style-name="Standard" style:list-style-name="L3">
      <style:text-properties fo:font-size="12pt" fo:font-style="normal" style:font-size-asian="12pt" style:font-style-asian="normal" style:font-size-complex="12pt" style:font-style-complex="normal"/>
    </style:style>
    <style:style style:name="P65"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84"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85"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86"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87" style:family="paragraph" style:parent-style-name="Standard" style:list-style-name="L5"/>
    <style:style style:name="P88"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9"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0"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1"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3" style:family="paragraph" style:parent-style-name="Standard" style:list-style-name="">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4" style:family="paragraph" style:parent-style-name="Standard" style:list-style-name="L25"/>
    <style:style style:name="P95"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97"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8"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99" style:family="paragraph" style:parent-style-name="Standard" style:list-style-name="">
      <style:paragraph-properties style:text-autospace="none"/>
    </style:style>
    <style:style style:name="P100" style:family="paragraph" style:parent-style-name="Standard" style:list-style-name="">
      <style:paragraph-properties style:text-autospace="none"/>
      <style:text-properties fo:font-size="9.5pt" style:font-size-asian="9.5pt" style:font-size-complex="9.5pt"/>
    </style:style>
    <style:style style:name="P101"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3"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4"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5"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6"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08"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09"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1"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2"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3"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4"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15"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6" style:family="paragraph" style:parent-style-name="Standard" style:list-style-name="L29">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7"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8"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style:font-size-asian="14pt" style:font-size-complex="14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0000ff" style:font-name="Consolas"/>
    </style:style>
    <style:style style:name="T22" style:family="text">
      <style:text-properties fo:color="#0000ff" style:font-name="Consolas" fo:font-size="9.5pt" style:font-name-asian="Consolas" style:font-size-asian="9.5pt" style:font-name-complex="Consolas" style:font-size-complex="9.5pt"/>
    </style:style>
    <style:style style:name="T23"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4" style:family="text">
      <style:text-properties fo:color="#0000ff" style:font-name="Consolas" style:font-name-asian="Consolas" style:font-name-complex="Consolas"/>
    </style:style>
    <style:style style:name="T25"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6" style:family="text">
      <style:text-properties fo:color="#000000" style:font-name="Consolas" style:font-name-asian="Consolas" style:font-name-complex="Consolas"/>
    </style:style>
    <style:style style:name="T27"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8" style:family="text">
      <style:text-properties fo:color="#000000" style:font-name="Consolas" fo:font-size="9.5pt" style:font-name-asian="Consolas" style:font-size-asian="9.5pt" style:font-name-complex="Consolas" style:font-size-complex="9.5pt"/>
    </style:style>
    <style:style style:name="T29" style:family="text">
      <style:text-properties fo:color="#000000" style:font-name="Consolas" fo:language="en" fo:country="US" style:font-name-asian="Consolas" style:font-name-complex="Consolas"/>
    </style:style>
    <style:style style:name="T30"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1" style:family="text">
      <style:text-properties fo:color="#000000" style:font-name="Consolas" fo:font-weight="bold" style:font-name-asian="Consolas" style:font-weight-asian="bold" style:font-name-complex="Consolas" style:font-weight-complex="bold"/>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0" style:family="text">
      <style:text-properties fo:color="#000000" style:font-name="Times New Roman" style:font-name-asian="Consolas" style:font-name-complex="Consolas"/>
    </style:style>
    <style:style style:name="T41" style:family="text">
      <style:text-properties fo:color="#000000" style:font-name="Times New Roman" fo:font-weight="bold" style:font-name-asian="Consolas" style:font-weight-asian="bold" style:font-name-complex="Consolas" style:font-weight-complex="bold"/>
    </style:style>
    <style:style style:name="T42" style:family="text">
      <style:text-properties fo:color="#000000" style:font-name="Times New Roman" fo:font-size="12pt" style:font-name-asian="Consolas" style:font-size-asian="12pt" style:font-name-complex="Consolas" style:font-size-complex="12pt"/>
    </style:style>
    <style:style style:name="T43"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4"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5"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6" style:family="text">
      <style:text-properties fo:color="#000000" style:font-name="Times New Roman" fo:font-size="9.5pt" style:font-name-asian="Consolas" style:font-size-asian="9.5pt" style:font-name-complex="Consolas" style:font-size-complex="9.5pt"/>
    </style:style>
    <style:style style:name="T47" style:family="text">
      <style:text-properties fo:color="#a31515" style:font-name="Consolas" style:font-name-asian="Consolas" style:font-name-complex="Consolas"/>
    </style:style>
    <style:style style:name="T48"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9" style:family="text">
      <style:text-properties style:font-name="Consolas"/>
    </style:style>
    <style:style style:name="T50" style:family="text">
      <style:text-properties style:font-name="Times New Roman"/>
    </style:style>
    <style:style style:name="T51" style:family="text">
      <style:text-properties style:font-name="Times New Roman" fo:font-size="12pt" style:font-size-asian="12pt" style:font-size-complex="12pt"/>
    </style:style>
    <style:style style:name="T52" style:family="text">
      <style:text-properties style:font-name="Times New Roman" fo:font-size="12pt" fo:font-weight="bold" style:font-size-asian="12pt" style:font-weight-asian="bold" style:font-size-complex="12pt" style:font-weight-complex="bold"/>
    </style:style>
    <style:style style:name="T53" style:family="text">
      <style:text-properties style:font-name="Times New Roman" fo:font-weight="bold" style:font-weight-asian="bold" style:font-weight-complex="bold"/>
    </style:style>
    <style:style style:name="T54" style:family="text">
      <style:text-properties fo:color="#008000" style:font-name="Consolas" style:font-name-asian="Consolas" style:font-name-complex="Consolas"/>
    </style:style>
    <style:style style:name="T55" style:family="text">
      <style:text-properties fo:color="#008000" style:font-name="Consolas" fo:font-size="9.5pt" style:font-name-asian="Consolas" style:font-size-asian="9.5pt" style:font-name-complex="Consolas" style:font-size-complex="9.5pt"/>
    </style:style>
    <style:style style:name="T56"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3212544853529650595" text:style-name="L1">
        <text:list-item>
          <text:p text:style-name="P51">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679144851399719615" text:style-name="L2">
        <text:list-item>
          <text:p text:style-name="P52">What you see in the editor</text:p>
        </text:list-item>
      </text:list>
      <text:p text:style-name="P1"/>
      <text:p text:style-name="P1"><text:tab/><text:span text:style-name="T1">Open file Unity_Editor.jpg to see what' s going on.</text:span></text:p>
      <text:list xml:id="list3040676160176186827" text:style-name="L3">
        <text:list-item>
          <text:p text:style-name="P55">1. Unity, scene name, name of game, web player means it runs as Web Player </text:p>
        </text:list-item>
        <text:list-item>
          <text:p text:style-name="P55">2. To play the scene or the game press Play pause to pause and pay again to stop it</text:p>
        </text:list-item>
        <text:list-item>
          <text:p text:style-name="P55">3. The game runs at Game pane/Window as you see</text:p>
        </text:list-item>
        <text:list-item>
          <text:p text:style-name="P55">4. To maximize screen when you press play</text:p>
        </text:list-item>
        <text:list-item>
          <text:p text:style-name="P55">5. The difference between these two is the one is that you see the objects you have in the scene and the Game tab is how it looks when you play it</text:p>
        </text:list-item>
        <text:list-item>
          <text:p text:style-name="P58">Paymode tint Note: When we press the play button the screen becomes a little grey which means changes we make in the game are not persistent. They are not going to be saved. </text:p>
        </text:list-item>
        <text:list-item>
          <text:p text:style-name="P64">Change play mode tint color : Go to Edit -&gt; Preferences -&gt; Colors -&gt; Playmode Tint</text:p>
        </text:list-item>
        <text:list-item>
          <text:p text:style-name="P64">To create a new project go to : <text:s/>File -&gt; New Project</text:p>
        </text:list-item>
        <text:list-item>
          <text:p text:style-name="P64">You must select where you want to be created and if it's gonna be 2D or 3D</text:p>
        </text:list-item>
        <text:list-item>
          <text:p text:style-name="P64">To create an scene as shown in first_scene.jpg Go to top right and see the options you have like New Scene, Open Scene, Save Scene, Save as Scene</text:p>
        </text:list-item>
        <text:list-item>
          <text:p text:style-name="P58">Note: To move a pane/window in the editor just click on it and drag and drop it around and place it where you want </text:p>
        </text:list-item>
        <text:list-item>
          <text:p text:style-name="P64">6. These icons let you do different things when you are on a scene (shortcuts q,w,e,r,t)</text:p>
        </text:list-item>
        <text:list-item>
          <text:p text:style-name="P64">First mode moves the entire area/scene</text:p>
        </text:list-item>
        <text:list-item>
          <text:p text:style-name="P64">Second mode lets you move obejcts around</text:p>
        </text:list-item>
        <text:list-item>
          <text:p text:style-name="P64">Third mode rotates</text:p>
        </text:list-item>
        <text:list-item>
          <text:p text:style-name="P64">Forth mode scales</text:p>
        </text:list-item>
        <text:list-item>
          <text:p text:style-name="P64">Fifth mode for UI elements the user interface</text:p>
        </text:list-item>
      </text:list>
      <text:p text:style-name="P9"/>
      <text:p text:style-name="P7"/>
      <text:p text:style-name="P2">Chapter 2 Saving and Closing</text:p>
      <text:p text:style-name="P1"/>
      <text:list xml:id="list5487436615076045678" text:style-name="L4">
        <text:list-item>
          <text:p text:style-name="P56">To create a script right click in assets and the Create-&gt; C# Script as shown in monodevelop_ide.jpg</text:p>
        </text:list-item>
        <text:list-item>
          <text:p text:style-name="P56"><text:soft-page-break/>It has been created in our folder and you can check by right clicking on it Show in Explorer(Windows)</text:p>
        </text:list-item>
        <text:list-item>
          <text:p text:style-name="P56">Then double click on it and MonoDevelop IDE will open</text:p>
        </text:list-item>
        <text:list-item>
          <text:p text:style-name="P56">For the options Go to : Tools -&gt; Options</text:p>
        </text:list-item>
        <text:list-item>
          <text:p text:style-name="P56">Then find behavior and set Indentation Mode to Automatic rather than Smart</text:p>
        </text:list-item>
        <text:list-item>
          <text:p text:style-name="P56">You can see that lines are numbered in our editor</text:p>
        </text:list-item>
        <text:list-item>
          <text:p text:style-name="P56">To indent or oudent a line Ctlr + Alt + End or <text:s/>Ctlr + Alt + Home</text:p>
        </text:list-item>
        <text:list-item>
          <text:p text:style-name="P56">Alt <text:s/>+ <text:s/>right or left arrrow shifts between words</text:p>
        </text:list-item>
        <text:list-item>
          <text:p text:style-name="P56">You can see all shortcuts in Tools -&gt; Options -&gt; KeyBindings</text:p>
        </text:list-item>
        <text:list-item>
          <text:p text:style-name="P56">As you see in monodevelop_saving_project.jpg if a project has a star or a x means it hasn't been saved. To save ctlr + s or left up in file save.</text:p>
        </text:list-item>
        <text:list-item>
          <text:p text:style-name="P59">Note: To rename a scene in unity editor single click in the scene's name. To save check unity_saves.jpg. It saves automatically when you exit unity.</text:p>
        </text:list-item>
        <text:list-item>
          <text:p text:style-name="P56">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987018832606996450" text:style-name="L5">
        <text:list-item>
          <text:p text:style-name="P57">Printing to the console check console.jpg</text:p>
        </text:list-item>
        <text:list-item>
          <text:p text:style-name="P57">To delete the camera select the camera right click and the delete</text:p>
        </text:list-item>
        <text:list-item>
          <text:p text:style-name="P57">To have a script run we need an empty Game Object to be attached to as you can see in add_component.jpg</text:p>
        </text:list-item>
        <text:list-item>
          <text:p text:style-name="P57">To create a folder wirght click in assets -&gt; Create Folder and name it scripts so you can have scripts in it</text:p>
        </text:list-item>
        <text:list-item>
          <text:p text:style-name="P53"><text:span text:style-name="T1">The method </text:span><text:span text:style-name="T2">Start() </text:span><text:span text:style-name="T1">will be executed when the game starts. </text:span></text:p>
        </text:list-item>
        <text:list-item>
          <text:p text:style-name="P57">To print something in the console you use the method print as you can see in the game and inside the parenthesis what you want to be printed</text:p>
          <text:p text:style-name="P57"/>
          <text:p text:style-name="P88"><text:soft-page-break/>Input class </text:p>
          <text:p text:style-name="P83"/>
        </text:list-item>
        <text:list-item>
          <text:p text:style-name="P83">https://docs.unity3d.com/ScriptReference/Input.html</text:p>
        </text:list-item>
        <text:list-item>
          <text:p text:style-name="P83">To get input from user u use the <text:span text:style-name="T4">Input</text:span> class</text:p>
        </text:list-item>
        <text:list-item>
          <text:p text:style-name="P83">GetMouseButtonDown vs GetMouseButton(the first returns one click the other repeating)</text:p>
          <text:p text:style-name="P87"/>
        </text:list-item>
        <text:list-item>
          <text:p text:style-name="P57">If you want to see what a keyword is ctrl + ' over the keyword</text:p>
        </text:list-item>
        <text:list-item>
          <text:p text:style-name="P53"><text:span text:style-name="T1">The </text:span><text:span text:style-name="T2">Update() </text:span><text:span text:style-name="T1">method runs every frame which depends on the game on how many frames </text:span><text:span text:style-name="T1">we have 30,50,1000</text:span></text:p>
        </text:list-item>
        <text:list-item>
          <text:p text:style-name="P57">You can see in the console menu that it has tab collapse. By that it counts the buttons pressed and not make create new lines</text:p>
        </text:list-item>
        <text:list-item>
          <text:p text:style-name="P53"><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8847782148695548292" text:style-name="L6">
        <text:list-item>
          <text:p text:style-name="P84">To add an image just drag and drop it in assets and by clicking on it you can see in the Inspector up right what type it is as shown in <text:span text:style-name="T4">image_type_jpg</text:span></text:p>
        </text:list-item>
        <text:list-item>
          <text:p text:style-name="P84">To enable 2D mode just click the mode you want in the Scene as shown in <text:span text:style-name="T4">choosing_2D_3D.jpg</text:span></text:p>
        </text:list-item>
        <text:list-item>
          <text:p text:style-name="P84">To insert a text in our scene check <text:span text:style-name="T4">insert_item_in_scene.jpg </text:span>or</text:p>
        </text:list-item>
        <text:list-item>
          <text:p text:style-name="P84">insert UI element <text:span text:style-name="T4">add_ui_element.jpg</text:span></text:p>
        </text:list-item>
        <text:list-item>
          <text:p text:style-name="P84">Now we have created a canvas and the canvas renderer as you see in <text:span text:style-name="T4">canvas_and_object.jpg</text:span></text:p>
        </text:list-item>
        <text:list-item>
          <text:p text:style-name="P84">Also top right we have the layers as shown in<text:span text:style-name="T4"> layers.jpg.</text:span></text:p>
        </text:list-item>
        <text:list-item>
          <text:p text:style-name="P84">As you see in <text:span text:style-name="T4">zoom_level.jpg </text:span>we have high zoom </text:p>
        </text:list-item>
        <text:list-item>
          <text:p text:style-name="P84">You click the scene and then with mouse scroll you channge the zoom level</text:p>
        </text:list-item>
        <text:list-item>
          <text:p text:style-name="P84">Also you can double click on the word Text below Canvas or double clik on the canvas will go in all canvas</text:p>
        </text:list-item>
        <text:list-item>
          <text:p text:style-name="P84">A canvas is where something is drawn in our case our entire game</text:p>
        </text:list-item>
        <text:list-item>
          <text:p text:style-name="P84">You can drag and drop the item inside the canvas wherever you want</text:p>
        </text:list-item>
        <text:list-item>
          <text:p text:style-name="P84">To change the background color of the canvas select the Main Camera and choose background color you want</text:p>
        </text:list-item>
        <text:list-item>
          <text:p text:style-name="P84">Don't forget permanet changes should be made outside the play/tint mode</text:p>
        </text:list-item>
        <text:list-item>
          <text:p text:style-name="P84">To center item check <text:span text:style-name="T4">center_item.jpg</text:span></text:p>
        </text:list-item>
        <text:list-item>
          <text:p text:style-name="P84">To change color in text item go to inspector and choose the color you want</text:p>
        </text:list-item>
        <text:list-item>
          <text:p text:style-name="P84">To add a script in a UI element see <text:span text:style-name="T4">add_script_ui_element_.jpg</text:span></text:p>
        </text:list-item>
        <text:list-item>
          <text:p text:style-name="P84">To access text programatically we need to drag and drop Text in Inspector as shown in <text:span text:style-name="T4">access_text.jpg</text:span></text:p>
        </text:list-item>
        <text:list-item>
          <text:p text:style-name="P84">To add image go to GameObject <text:s/>-&gt; Ui - &gt; Image as shown in <text:span text:style-name="T4">add_image.jpg</text:span>(dont't forget to add the image in Canvas Renderer as you did in access_text)</text:p>
        </text:list-item>
      </text:list>
      <text:p text:style-name="P15"/>
      <text:p text:style-name="P15"><text:span text:style-name="T4"><text:tab/></text:span><text:span text:style-name="T7">Frame by frame play</text:span></text:p>
      <text:p text:style-name="P19"/>
      <text:list xml:id="list5302388075357415894" text:style-name="L7">
        <text:list-item>
          <text:p text:style-name="P85">If you want to see your scene running frame by frame first press pause and then play.</text:p>
        </text:list-item>
      </text:list>
      <text:p text:style-name="P16"/>
      <text:p text:style-name="P15"><text:span text:style-name="T4"><text:tab/></text:span><text:span text:style-name="T7">Word Wrapping and Joining strings</text:span></text:p>
      <text:p text:style-name="P19"/>
      <text:list xml:id="list4821472640122301690" text:style-name="L8">
        <text:list-item>
          <text:p text:style-name="P86">To have text fill the whole area you have wrap or overflow option as seen in <text:soft-page-break/><text:span text:style-name="T4">word_wrapping.jpg</text:span></text:p>
        </text:list-item>
        <text:list-item>
          <text:p text:style-name="P65">To join strings which called concatenation you use the + in C# and \n to break line</text:p>
        </text:list-item>
      </text:list>
      <text:p text:style-name="P17"/>
      <text:p text:style-name="P17"><text:tab/><text:span text:style-name="T7">Changing Resolution</text:span></text:p>
      <text:p text:style-name="P17"/>
      <text:list xml:id="list3338369897011403986" text:style-name="L9">
        <text:list-item>
          <text:p text:style-name="P66">To change resolution go at Game -&gt; Free aspect as in changing_resolution.jpg</text:p>
        </text:list-item>
        <text:list-item>
          <text:p text:style-name="P66">If you drag and drop the Game window you will see how it looks with the resolution you picked as shown in dragged_game_window.jpg</text:p>
        </text:list-item>
      </text:list>
      <text:p text:style-name="P17"/>
      <text:p text:style-name="P17"><text:tab/></text:p>
      <text:p text:style-name="P20"/>
      <text:p text:style-name="P17"><text:span text:style-name="T6"><text:tab/></text:span><text:span text:style-name="T7">Prepare the game for publishing</text:span></text:p>
      <text:p text:style-name="P20"/>
      <text:list xml:id="list6371177418685270535" text:style-name="L10">
        <text:list-item>
          <text:p text:style-name="P67">First we need to change our build settings by going in File -&gt; Build settings</text:p>
        </text:list-item>
        <text:list-item>
          <text:p text:style-name="P67">Then we drag and drop our scene and at player settings we put the resolution we want and the background</text:p>
        </text:list-item>
      </text:list>
      <text:p text:style-name="P17"/>
      <text:p text:style-name="P17"/>
      <text:p text:style-name="P17"><text:tab/><text:span text:style-name="T7">Unity 5 and WebGL</text:span></text:p>
      <text:list xml:id="list1175808784308893393" text:style-name="L11">
        <text:list-item>
          <text:p text:style-name="P68">Unity 5 and above supports easy deployment with WebGL</text:p>
        </text:list-item>
        <text:list-item>
          <text:p text:style-name="P68">Check unity_webgl.jpg</text:p>
        </text:list-item>
        <text:list-item>
          <text:p text:style-name="P68">Don't forget the resolutions at plaeys setting to be same as the canvas you created</text:p>
        </text:list-item>
      </text:list>
      <text:p text:style-name="P17"/>
      <text:p text:style-name="P17"><text:span text:style-name="T6"><text:tab/></text:span><text:span text:style-name="T7">Multiple text dynamically</text:span></text:p>
      <text:list xml:id="list5502257966335077474" text:style-name="L12">
        <text:list-item>
          <text:p text:style-name="P69">If you have text that values change from script first you must create the fields as shown in <text:span text:style-name="T4">multiple_text_fields.jpg</text:span></text:p>
        </text:list-item>
        <text:list-item>
          <text:p text:style-name="P69">Then you must assign them to inspector for script by draging and dropping them since they will have appeared to it as shown in <text:span text:style-name="T4">multiple_text_in_script.jpg</text:span></text:p>
        </text:list-item>
      </text:list>
      <text:p text:style-name="P20"/>
      <text:p text:style-name="P17"/>
      <text:p text:style-name="P17"/>
      <text:p text:style-name="P4">Chapter 6 Objects and Scenes</text:p>
      <text:p text:style-name="P4"/>
      <text:p text:style-name="P22"><text:tab/><text:span text:style-name="T13">New scenes and levels</text:span></text:p>
      <text:p text:style-name="P20"/>
      <text:list xml:id="list4844868842152434574" text:style-name="L13">
        <text:list-item>
          <text:p text:style-name="P70">Unity has the concept of scenes. We ofter hear the word level in unity. <text:s/>But they are the same</text:p>
        </text:list-item>
        <text:list-item>
          <text:p text:style-name="P70">Imagine you play mario. The levels it has 1 -1 1 -2 etc are levels/scenes</text:p>
        </text:list-item>
        <text:list-item>
          <text:p text:style-name="P70">Also you can have scenes for start menu/splash screen or the options menu</text:p>
        </text:list-item>
        <text:list-item>
          <text:p text:style-name="P70">Remeber to create a New scene go to File-&gt; New Scene and then Save Scene</text:p>
        </text:list-item>
      </text:list>
      <text:p text:style-name="P17"/>
      <text:p text:style-name="P17"><text:tab/><text:span text:style-name="T7">Canvas</text:span></text:p>
      <text:p text:style-name="P17"/>
      <text:list xml:id="list802880283230551886" text:style-name="L14">
        <text:list-item>
          <text:p text:style-name="P71">Also it has a render mode which is how the canvas is rendered in our scene</text:p>
        </text:list-item>
        <text:list-item>
          <text:p text:style-name="P71">As you see in canvas.jpg we have some properties like Screen Space – Overlay, Screen Space – Camera, World Space</text:p>
        </text:list-item>
        <text:list-item>
          <text:p text:style-name="P71">With Screen Space – Overlay means that the canvas is what is rendered first in scene</text:p>
        </text:list-item>
        <text:list-item>
          <text:p text:style-name="P71">You can anchor an element as you see in <text:span text:style-name="T4">text_anchoring.jpg</text:span></text:p>
        </text:list-item>
        <text:list-item>
          <text:p text:style-name="P71">You can resize the ui by having pressed the u mode as shown in ui_mode.jpg</text:p>
        </text:list-item>
        <text:list-item>
          <text:p text:style-name="P71">Holding Alt key whilce resizing the element it will scale more smoothly</text:p>
        </text:list-item>
        <text:list-item>
          <text:p text:style-name="P71">Also we have the event system which handles all the events that will be thrown by the UI and triggers the handlers. For example in tablet will automatically check touch events</text:p>
        </text:list-item>
        <text:list-item>
          <text:p text:style-name="P71"><text:soft-page-break/>Canvas isn't needed if you will have collisions etc and you fit everything according to background</text:p>
        </text:list-item>
      </text:list>
      <text:p text:style-name="P17"/>
      <text:p text:style-name="P10"><text:tab/><text:span text:style-name="T18">Note : To have the ui element work make sure you have an event system as shown in event_system.jpg</text:span></text:p>
      <text:p text:style-name="P11"/>
      <text:p text:style-name="P10"><text:span text:style-name="T4"><text:tab/></text:span><text:span text:style-name="T9">Change Text to a Component </text:span></text:p>
      <text:p text:style-name="P20"/>
      <text:list xml:id="list5003206578266966245" text:style-name="L15">
        <text:list-item>
          <text:p text:style-name="P60"><text:span text:style-name="T14">As you can see in </text:span><text:span text:style-name="T15">change_to_component.jpg</text:span><text:span text:style-name="T14"> you can change any component to something else</text:span></text:p>
        </text:list-item>
        <text:list-item>
          <text:p text:style-name="P60"><text:span text:style-name="T14">To remove it check </text:span><text:span text:style-name="T15">remove_component.jpg</text:span></text:p>
        </text:list-item>
        <text:list-item>
          <text:p text:style-name="P60"><text:span text:style-name="T14">Also we can connect a script to a text as shown in </text:span><text:span text:style-name="T15">script_to_text.jpg</text:span></text:p>
        </text:list-item>
      </text:list>
      <text:p text:style-name="P18"/>
      <text:p text:style-name="P18"/>
      <text:p text:style-name="P10"><text:span text:style-name="T15"><text:tab/></text:span><text:span text:style-name="T9">Change Colors in Button Hovering</text:span></text:p>
      <text:p text:style-name="P20"/>
      <text:list xml:id="list2521248407314675393" text:style-name="L16">
        <text:list-item>
          <text:p text:style-name="P61"><text:span text:style-name="T14">You can check </text:span><text:span text:style-name="T15">button_color_change.jpg</text:span></text:p>
          <text:p text:style-name="P90"/>
          <text:p text:style-name="P90"/>
          <text:p text:style-name="P90">Calling script from button</text:p>
          <text:p text:style-name="P90"/>
        </text:list-item>
        <text:list-item>
          <text:p text:style-name="P61"><text:span text:style-name="T14">We can call a specific script for a button as shown in </text:span><text:span text:style-name="T15">script_from_button.jpg</text:span></text:p>
        </text:list-item>
        <text:list-item>
          <text:p text:style-name="P72">When you crerate a new object that have scripts on it you just set its positions to 0</text:p>
        </text:list-item>
        <text:list-item>
          <text:p text:style-name="P61"><text:span text:style-name="T14">To add a script to a component check </text:span><text:span text:style-name="T15">script_to_component.jpg</text:span></text:p>
        </text:list-item>
        <text:list-item>
          <text:p text:style-name="P61"><text:span text:style-name="T14">Also we drag and drop the script as shown in</text:span><text:span text:style-name="T15"> script_to_click.jpg </text:span><text:span text:style-name="T14">and we must choose what function we will run (don't forget to have public the function you want to run)</text:span></text:p>
        </text:list-item>
      </text:list>
      <text:p text:style-name="P17"/>
      <text:p text:style-name="P10"><text:span text:style-name="T14"><text:tab/></text:span><text:span text:style-name="T9">Application.LoadLevel() </text:span></text:p>
      <text:p text:style-name="P20"/>
      <text:list xml:id="list36688181" text:continue-numbering="true" text:style-name="L16">
        <text:list-item>
          <text:p text:style-name="P72">Application.LoadLevel() requires one parameter that is the actual level which will load</text:p>
          <text:p text:style-name="P72">or we can have an index</text:p>
        </text:list-item>
        <text:list-item>
          <text:p text:style-name="P61"><text:span text:style-name="T14">Unity must know that a level is ready so we don't get an error as shown in </text:span><text:span text:style-name="T15">scenes_in_building.jpg</text:span></text:p>
        </text:list-item>
        <text:list-item>
          <text:p text:style-name="P61"><text:span text:style-name="T14">The first in order will be the first run as shown in</text:span><text:span text:style-name="T15"> scenes_order.jpg</text:span></text:p>
        </text:list-item>
        <text:list-item>
          <text:p text:style-name="P72">You can copy the empty object and paste it in the scene you want</text:p>
        </text:list-item>
        <text:list-item>
          <text:p text:style-name="P72">We have <text:span text:style-name="T11">Application.loadedLevel </text:span><text:span text:style-name="T56">also that returns current level according to order placed in Build Settings</text:span></text:p>
        </text:list-item>
      </text:list>
      <text:p text:style-name="P17"/>
      <text:p text:style-name="P10"><text:span text:style-name="T10"><text:tab/></text:span><text:span text:style-name="T9">Application.Quit()</text:span></text:p>
      <text:list xml:id="list36691433" text:continue-numbering="true" text:style-name="L16">
        <text:list-item>
          <text:p text:style-name="P72">Application.Quit() quits the game but <text:span text:style-name="T4">NOT</text:span> if you run it in a browser or in the Debug Unity mode</text:p>
        </text:list-item>
        <text:list-item>
          <text:p text:style-name="P63">Also in mobile platforms it will NOT work and the app will be rejected</text:p>
        </text:list-item>
      </text:list>
      <text:p text:style-name="P11"/>
      <text:p text:style-name="P10"><text:span text:style-name="T10"><text:tab/></text:span><text:span text:style-name="T9">Z-depth</text:span></text:p>
      <text:p text:style-name="P20"/>
      <text:list xml:id="list656467769172125939" text:style-name="L17">
        <text:list-item>
          <text:p text:style-name="P73">Unity is always 3D even when switched to 2D</text:p>
        </text:list-item>
        <text:list-item>
          <text:p text:style-name="P73">The Z-position of sprites matters for rendering</text:p>
        </text:list-item>
        <text:list-item>
          <text:p text:style-name="P73">Sprites further from the camera get rendered first</text:p>
        </text:list-item>
        <text:list-item>
          <text:p text:style-name="P73">See z-position.jpg </text:p>
        </text:list-item>
        <text:list-item>
          <text:p text:style-name="P73">Imagine it what goes on top. The bakground has z = 0. So an object must be in front of the background. Make it z = 5 for example.</text:p>
        </text:list-item>
        <text:list-item>
          <text:p text:style-name="P73">If you change the camera to 3D you will see in what order the objects appear</text:p>
        </text:list-item>
      </text:list>
      <text:p text:style-name="P20"><text:soft-page-break/></text:p>
      <text:p text:style-name="P10"><text:span text:style-name="T10"><text:tab/></text:span><text:span text:style-name="T9">Sprite</text:span></text:p>
      <text:p text:style-name="P20"/>
      <text:list xml:id="list746204613758325261" text:style-name="L18">
        <text:list-item>
          <text:p text:style-name="P62"><text:span text:style-name="T14">To add a sprite just drag and drop it into your scene and you will see it will create an object as seen </text:span><text:span text:style-name="T15">object_from_sprite.jpg</text:span></text:p>
          <text:p text:style-name="P91"/>
          <text:p text:style-name="P91">Instances and Objects</text:p>
        </text:list-item>
      </text:list>
      <text:p text:style-name="P20"/>
      <text:list xml:id="list36694276" text:continue-numbering="true" text:style-name="L18">
        <text:list-item>
          <text:p text:style-name="P74">The objects in the left in the editor are unique and are like having new instances for each object</text:p>
        </text:list-item>
        <text:list-item>
          <text:p text:style-name="P74">They have different properties and you can apply to each of them different scripts</text:p>
        </text:list-item>
        <text:list-item>
          <text:p text:style-name="P62"><text:span text:style-name="T14">Also you can change values specific to that object if they have a script with public fields/methods as in </text:span><text:span text:style-name="T15">private_vc_public_editor.jpg</text:span></text:p>
        </text:list-item>
      </text:list>
      <text:p text:style-name="P20"/>
      <text:p text:style-name="P11"/>
      <text:p text:style-name="P4">Chapter 7 Game Design Document</text:p>
      <text:p text:style-name="P4"/>
      <text:list xml:id="list3654192023998990133" text:style-name="L19">
        <text:list-item>
          <text:p text:style-name="P75">A game design document is a tool to communicate between members of your team(Artists, Developers, Designers)</text:p>
        </text:list-item>
        <text:list-item>
          <text:p text:style-name="P75">It's also a place that's we going to record decisions made before and during development. What's In? What's Out? With this someone will not get cocky and say why we don't add this since we said it would be out</text:p>
        </text:list-item>
        <text:list-item>
          <text:p text:style-name="P75">The GDD is a living document that changes all the time according to what you learn, what happens in progress </text:p>
        </text:list-item>
        <text:list-item>
          <text:p text:style-name="P75">It's not a plan</text:p>
        </text:list-item>
        <text:list-item>
          <text:p text:style-name="P75">Our Number Wizrd UI game has a simple GDD as you can see</text:p>
        </text:list-item>
      </text:list>
      <text:p text:style-name="P17"/>
      <text:p text:style-name="P17"/>
      <text:p text:style-name="P20"><draw:frame draw:style-name="fr1" draw:name="γραφικά1" text:anchor-type="paragraph" svg:width="6.6925in" svg:height="2.7417in" draw:z-index="0"><draw:image xlink:href="Pictures/200000070000609600007354BFC98772.svm" xlink:type="simple" xlink:show="embed" xlink:actuate="onLoad"/></draw:frame></text:p>
      <text:list xml:id="list3651298217217031289" text:style-name="L20">
        <text:list-item>
          <text:p text:style-name="P76">Finally we connect the scenes so they follow our GDD. That's why we should go look back and back again at our Game Design Development</text:p>
        </text:list-item>
        <text:list-item>
          <text:p text:style-name="P76">Before starting to put a lot of stuff and code to your scenes check with simple buttons that you can move between the corscale scenes as supposed to</text:p>
        </text:list-item>
      </text:list>
      <text:p text:style-name="P17"/>
      <text:p text:style-name="P12"><text:span text:style-name="T16"><text:tab/></text:span><text:span text:style-name="T14">I</text:span>f we structure our game properly then adding functionality will be possible even though we <text:span text:style-name="T16"><text:tab/></text:span>have created multiple levels</text:p>
      <text:p text:style-name="P17"/>
      <text:p text:style-name="P4">Chapter 8 Packages</text:p>
      <text:p text:style-name="P4"/>
      <text:list xml:id="list4611785830801267352" text:style-name="L21">
        <text:list-item>
          <text:p text:style-name="P77"><text:soft-page-break/>To create a package go to Assets -&gt; Export Package and you choose what you want to export</text:p>
          <text:p text:style-name="P77">and you save it where you want <text:s text:c="8"/></text:p>
        </text:list-item>
        <text:list-item>
          <text:p text:style-name="P77">A common exporting is menus, level manager etc</text:p>
        </text:list-item>
        <text:list-item>
          <text:p text:style-name="P77">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6702601" text:continue-list="list36691433" text:style-name="L16">
        <text:list-header>
          <text:p text:style-name="P90"/>
          <text:p text:style-name="P90">Addings Fonts</text:p>
        </text:list-header>
      </text:list>
      <text:p text:style-name="P20"/>
      <text:list xml:id="list8150149198155213457" text:style-name="L22">
        <text:list-item>
          <text:p text:style-name="P78">To add fonts drag and drop them <text:s/>in your Assets folder and the folder in it</text:p>
        </text:list-item>
        <text:list-item>
          <text:p text:style-name="P78">To change fonts choose the object you want the font and check change_fonts.jpg</text:p>
        </text:list-item>
      </text:list>
      <text:p text:style-name="P17"/>
      <text:p text:style-name="P17"><text:tab/><text:span text:style-name="T7">Adding Music</text:span></text:p>
      <text:p text:style-name="P17"/>
      <text:list xml:id="list3742836603934632960" text:style-name="L23">
        <text:list-item>
          <text:p text:style-name="P79">Music and sounds improves quality of a game by a big percentage since hearing is one our most improtant senses</text:p>
        </text:list-item>
        <text:list-item>
          <text:p text:style-name="P79">To add your music create an empty object as shown in <text:span text:style-name="T4">create_music_object.jpg</text:span></text:p>
        </text:list-item>
        <text:list-item>
          <text:p text:style-name="P79">Then you drag and drop the audio file to the object you created and you will have something like <text:span text:style-name="T4">audio_to_object.jpg</text:span></text:p>
        </text:list-item>
        <text:list-item>
          <text:p text:style-name="P79">Then click to the inspector and reset the position for the MusicPlayer so it can be down left corner since it s a game object that doesn;t have physical meaning for the game</text:p>
        </text:list-item>
      </text:list>
      <text:p text:style-name="P17"/>
      <text:p text:style-name="P17"><text:tab/><text:span text:style-name="T7">Adding Music/Sound to object</text:span></text:p>
      <text:p text:style-name="P20"/>
      <text:list xml:id="list36676184" text:continue-numbering="true" text:style-name="L23">
        <text:list-item>
          <text:p text:style-name="P79">To add sound to an object you add an Audio Source component then you drag and drop the clip you need that you have in your folders in editor</text:p>
        </text:list-item>
      </text:list>
      <text:p text:style-name="P20"/>
      <text:p text:style-name="P17"><text:tab/><text:span text:style-name="T11">audio.Play()</text:span></text:p>
      <text:p text:style-name="P92"/>
      <text:list xml:id="list36694520" text:continue-numbering="true" text:style-name="L23">
        <text:list-item>
          <text:p text:style-name="P79">This has been deprecated and can't be used in new Unity use:</text:p>
        </text:list-item>
      </text:list>
      <text:p text:style-name="P17"/>
      <text:p text:style-name="P7"><text:span text:style-name="T17"><text:tab/></text:span><text:span text:style-name="T39">GetComponent&lt;AudioSource&gt;().Play()</text:span></text:p>
      <text:p text:style-name="P7"><text:span text:style-name="T39"/></text:p>
      <text:p text:style-name="Standard"><text:span text:style-name="T39"><text:tab/></text:span><text:span text:style-name="T23">private</text:span><text:span text:style-name="T27"> </text:span><text:span text:style-name="T23">void</text:span><text:span text:style-name="T27"> </text:span><text:span text:style-name="T23">OnCollisionEnter2D</text:span><text:span text:style-name="T27">(Collision2D collision)</text:span></text:p>
      <text:p text:style-name="P98"><text:s text:c="4"/><text:tab/>{</text:p>
      <text:p text:style-name="P99"><text:span text:style-name="T28"><text:s text:c="8"/><text:tab/></text:span><text:span text:style-name="T22">if</text:span><text:span text:style-name="T28"> (gameStarted)</text:span></text:p>
      <text:p text:style-name="P99"><text:span text:style-name="T28"><text:s text:c="7"/><text:tab/>{</text:span></text:p>
      <text:p text:style-name="P98"><text:s text:c="12"/><text:tab/> <text:s text:c="2"/>GetComponent&lt;AudioSource&gt;().Play();</text:p>
      <text:p text:style-name="P98"><text:s text:c="8"/><text:tab/>}</text:p>
      <text:p text:style-name="P98"><text:s text:c="7"/></text:p>
      <text:p text:style-name="P100"><text:span text:style-name="T26"><text:s text:c="4"/><text:tab/>}</text:span></text:p>
      <text:p text:style-name="P100"><text:span text:style-name="T26"/></text:p>
      <text:p text:style-name="P100"><text:span text:style-name="T26"><text:tab/></text:span><text:span text:style-name="T42">We also have to add component Audio source at the editor as shown in <text:tab/></text:span><text:span text:style-name="T43">audio_source_component.jpg</text:span></text:p>
      <text:p text:style-name="P100"><text:span text:style-name="T43"/></text:p>
      <text:list xml:id="list36706847" text:continue-numbering="true" text:style-name="L23">
        <text:list-item>
          <text:p text:style-name="P80"><text:span text:style-name="T40">The correct way is to use AudioSource.PlayClipAtPoint:</text:span></text:p>
        </text:list-item>
      </text:list>
      <text:p text:style-name="P82"><text:span text:style-name="T40"/></text:p>
      <text:p text:style-name="P82"><text:span text:style-name="T40"><text:tab/></text:span><text:span text:style-name="T39"> </text:span><text:span text:style-name="T39">AudioSource.PlayClipAtPoint()</text:span></text:p>
      <text:p text:style-name="P82"><text:span text:style-name="T39"/></text:p>
      <text:list xml:id="list36699396" text:continue-numbering="true" text:style-name="L23">
        <text:list-item>
          <text:p text:style-name="P80"><text:span text:style-name="T40">First create the object Audioclip</text:span></text:p>
        </text:list-item>
      </text:list>
      <text:p text:style-name="P82"><text:span text:style-name="T22"><text:tab/></text:span></text:p>
      <text:p text:style-name="P82"><text:span text:style-name="T22"><text:tab/>public</text:span><text:span text:style-name="T28"> AudioClip crack;</text:span></text:p>
      <text:p text:style-name="P82"><text:span text:style-name="T28"/></text:p>
      <text:list xml:id="list36675835" text:continue-numbering="true" text:style-name="L23">
        <text:list-item>
          <text:p text:style-name="P80"><text:soft-page-break/><text:span text:style-name="T40">Then you add it as <text:s/>parameter :</text:span></text:p>
          <text:p text:style-name="P80"><text:span text:style-name="T40"/></text:p>
          <text:p text:style-name="P80"><text:span text:style-name="T22">private</text:span><text:span text:style-name="T28"> </text:span><text:span text:style-name="T22">void</text:span><text:span text:style-name="T28"> </text:span><text:span text:style-name="T22">OnCollisionExit2D</text:span><text:span text:style-name="T28">(Collision2D collision)</text:span></text:p>
        </text:list-item>
      </text:list>
      <text:p text:style-name="P98"><text:s text:c="4"/><text:tab/>{</text:p>
      <text:p text:style-name="P98"><text:s text:c="8"/>AudioSource.PlayClipAtPoint(crack, transform.position);</text:p>
      <text:p text:style-name="P99"><text:span text:style-name="T28"><text:s text:c="7"/></text:span></text:p>
      <text:p text:style-name="P100"><text:span text:style-name="T26"><text:s text:c="4"/><text:tab/>}</text:span></text:p>
      <text:p text:style-name="P82"><text:span text:style-name="T42"/></text:p>
      <text:p text:style-name="P93"/>
      <text:p text:style-name="P17"/>
      <text:p text:style-name="P17"><text:tab/><text:span text:style-name="T8">GameObject.DontDestroyOnLoad()</text:span></text:p>
      <text:p text:style-name="P21"/>
      <text:list xml:id="list8599845738209058773" text:style-name="L24">
        <text:list-item>
          <text:p text:style-name="P81">First create the script that will handle the music by going to Add Component and then New script and name the same with your Audio Object</text:p>
        </text:list-item>
        <text:list-item>
          <text:p text:style-name="P81">As we see in <text:span text:style-name="T4">gameObject.jpg</text:span> gameObject is the first object in our hierarchy with all its components inspector etc</text:p>
        </text:list-item>
      </text:list>
      <text:p text:style-name="P17"/>
      <text:p text:style-name="P17"><text:tab/><text:span text:style-name="T7">Singleton</text:span></text:p>
      <text:p text:style-name="P17"/>
      <text:list xml:id="list2204391376556751439" text:style-name="L25">
        <text:list-item>
          <text:p text:style-name="P94"><text:span text:style-name="T3">Singleton is a pattern that you allow to a class to be instantiated only once. </text:span>Ensure a class has only one instance and provide a global point of access to it. </text:p>
        </text:list-item>
        <text:list-item>
          <text:p text:style-name="P94"><text:a xlink:type="simple" xlink:href="http://wiki.unity3d.com/index.php/Singleton" text:style-name="Internet_20_link" text:visited-style-name="Visited_20_Internet_20_Link">http://wiki.unity3d.com/index.php/Singleton</text:a></text:p>
        </text:list-item>
        <text:list-item>
          <text:p text:style-name="P94"><text:a xlink:type="simple" xlink:href="https://msdn.microsoft.com/en-us/library/ff650316.aspx" text:style-name="Internet_20_link" text:visited-style-name="Visited_20_Internet_20_Link">https://msdn.microsoft.com/en-us/library/ff650316.aspx</text:a></text:p>
        </text:list-item>
        <text:list-item>
          <text:p text:style-name="P94"><text:a xlink:type="simple" xlink:href="http://gameprogrammingpatterns.com/singleton.html" text:style-name="Internet_20_link" text:visited-style-name="Visited_20_Internet_20_Link">http://gameprogrammingpatterns.com/singleton.html</text:a></text:p>
          <text:p text:style-name="P94"/>
          <text:p text:style-name="P94"/>
        </text:list-item>
      </text:list>
      <text:p text:style-name="P17"/>
      <text:p text:style-name="P46">class Program</text:p>
      <text:p text:style-name="P47">{</text:p>
      <text:p text:style-name="P47"><text:s text:c="4"/>static void Main()</text:p>
      <text:p text:style-name="P47"><text:s text:c="4"/>{</text:p>
      <text:p text:style-name="P47"><text:s text:c="8"/>SiteStructure s = SiteStructure.Instance;</text:p>
      <text:p text:style-name="P47"><text:s text:c="4"/>}</text:p>
      <text:p text:style-name="P47">}</text:p>
      <text:p text:style-name="P47"/>
      <text:p text:style-name="P47">public sealed class SiteStructure</text:p>
      <text:p text:style-name="P47">{</text:p>
      <text:p text:style-name="P47"><text:s text:c="4"/>static readonly SiteStructure _instance = new SiteStructure();</text:p>
      <text:p text:style-name="P47"><text:s text:c="4"/>public static SiteStructure Instance</text:p>
      <text:p text:style-name="P47"><text:s text:c="4"/>{</text:p>
      <text:p text:style-name="P47"><text:s text:c="8"/>get</text:p>
      <text:p text:style-name="P47"><text:s text:c="8"/>{</text:p>
      <text:p text:style-name="P47"><text:s text:c="12"/>return _instance;</text:p>
      <text:p text:style-name="P47"><text:s text:c="8"/>}</text:p>
      <text:p text:style-name="P47"><text:s text:c="4"/>}</text:p>
      <text:p text:style-name="P47"><text:s text:c="4"/>SiteStructure()</text:p>
      <text:p text:style-name="P47"><text:s text:c="4"/>{</text:p>
      <text:p text:style-name="P47"><text:s text:c="8"/><text:span text:style-name="T19">// Initialize.</text:span></text:p>
      <text:p text:style-name="P47"><text:s text:c="4"/>}</text:p>
      <text:p text:style-name="P48">}</text:p>
      <text:p text:style-name="P48"/>
      <text:p text:style-name="P38"><text:tab/>//Or from microsoft</text:p>
      <text:p text:style-name="P48">using System;</text:p>
      <text:p text:style-name="Preformatted_20_Text"/>
      <text:p text:style-name="P39"><text:tab/>public class Singleton</text:p>
      <text:p text:style-name="P39"><text:tab/>{</text:p>
      <text:p text:style-name="P39"><text:tab/><text:tab/>private static Singleton instance;</text:p>
      <text:p text:style-name="P49"><text:soft-page-break/></text:p>
      <text:p text:style-name="P39"><text:tab/><text:tab/>private Singleton() {}</text:p>
      <text:p text:style-name="P49"/>
      <text:p text:style-name="P49">public static Singleton Instance</text:p>
      <text:p text:style-name="P49">{</text:p>
      <text:p text:style-name="P49"><text:s text:c="3"/>get </text:p>
      <text:p text:style-name="P49"><text:s text:c="3"/>{</text:p>
      <text:p text:style-name="P49"><text:s text:c="6"/>if (instance == null)</text:p>
      <text:p text:style-name="P49"><text:s text:c="9"/>instance = new Singleton();</text:p>
      <text:p text:style-name="P49"><text:s text:c="9"/></text:p>
      <text:p text:style-name="P49"><text:tab/>return instance;</text:p>
      <text:p text:style-name="P49"><text:s text:c="4"/>}</text:p>
      <text:p text:style-name="P49"><text:s/>}</text:p>
      <text:p text:style-name="P37"><text:tab/> }</text:p>
      <text:p text:style-name="P33"><text:tab/></text:p>
      <text:p text:style-name="P31"><text:span text:style-name="T6"><text:tab/></text:span><text:span text:style-name="T7">Destroy()</text:span></text:p>
      <text:list xml:id="list3396658888242054186" text:style-name="L26">
        <text:list-item>
          <text:p text:style-name="P101">It is used to remove a gameObject, a component or an asset</text:p>
        </text:list-item>
      </text:list>
      <text:p text:style-name="P40"><text:span text:style-name="T22"><text:tab/></text:span><text:span text:style-name="T24">if</text:span><text:span text:style-name="T26"> (instance != </text:span><text:span text:style-name="T24">null</text:span><text:span text:style-name="T26">)</text:span></text:p>
      <text:p text:style-name="P24"><text:s text:c="8"/>{</text:p>
      <text:p text:style-name="P24"><text:s text:c="12"/>Destroy(gameObject);</text:p>
      <text:p text:style-name="P8"><text:span text:style-name="T26"><text:s text:c="12"/>print(</text:span><text:span text:style-name="T47">"Duplicate music player self-destructing"</text:span><text:span text:style-name="T26">);</text:span></text:p>
      <text:p text:style-name="P24"><text:s text:c="8"/>}</text:p>
      <text:p text:style-name="P23"/>
      <text:p text:style-name="P26">Chapter 10 Unity script order execution</text:p>
      <text:p text:style-name="P26"/>
      <text:p text:style-name="P27"><text:tab/>Check this nice article on how unity handles order in scripts functions etc :</text:p>
      <text:p text:style-name="P27"/>
      <text:p text:style-name="P30"><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26"/>
      <text:list xml:id="list5468701801213334812" text:style-name="L27">
        <text:list-item>
          <text:p text:style-name="P95"><text:span text:style-name="T32">As you see in method_call_order.jpg the scripts are called and we have mor time for next </text:span><text:span text:style-name="T32">script more time for next script etc</text:span></text:p>
        </text:list-item>
        <text:list-item>
          <text:p text:style-name="P96"><text:span text:style-name="T32">Awake() runs before Start() </text:span><text:span text:style-name="T36">as you see in the documents</text:span></text:p>
          <text:p text:style-name="P97"/>
        </text:list-item>
        <text:list-item>
          <text:p text:style-name="P95"><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97">Script execution order is very important since sometimes some things will not behave normally </text:p>
          <text:p text:style-name="P97"/>
        </text:list-item>
      </text:list>
      <text:p text:style-name="P26"/>
      <text:list xml:id="list36707107" text:continue-list="list3396658888242054186" text:style-name="L26">
        <text:list-header>
          <text:p text:style-name="P103">GetInstanceID()</text:p>
        </text:list-header>
        <text:list-item>
          <text:p text:style-name="P118">Returns the instance id of the object.</text:p>
        </text:list-item>
        <text:list-item>
          <text:p text:style-name="P118">The instance id of an object is always guaranteed to be unique.</text:p>
        </text:list-item>
      </text:list>
      <text:p text:style-name="P50"/>
      <text:p text:style-name="P26">Chapter 11 Using space and resolutions</text:p>
      <text:p text:style-name="P26"/>
      <text:list xml:id="list36689605" text:continue-numbering="true" text:style-name="L26">
        <text:list-header>
          <text:p text:style-name="P104">Orthographic vs Perspective</text:p>
        </text:list-header>
        <text:list-item>
          <text:p text:style-name="P110"><text:soft-page-break/>As you see in inspector for Camera we have an option called projection</text:p>
        </text:list-item>
        <text:list-item>
          <text:p text:style-name="P110">An orthographic camera doesn't take account of how far away an object is from it, at all whereas a repsective camera does</text:p>
        </text:list-item>
        <text:list-item>
          <text:p text:style-name="P110">Make sure the camera has lower z depth value than the object so you can see it</text:p>
          <text:p text:style-name="P104">World Units/Play space total</text:p>
        </text:list-item>
        <text:list-item>
          <text:p text:style-name="P110">Move the camera for the object from left to right to see how many world units is as shown in <text:span text:style-name="T4">world_units.jpg </text:span>and subsctract the – position with + position</text:p>
          <text:p text:style-name="P104">Sprite Editor</text:p>
        </text:list-item>
        <text:list-item>
          <text:p text:style-name="P110">To enter Sprite Editor mode pick the image and then click sprite editor as show in <text:span text:style-name="T4">sprite_editor.jpg </text:span>and change pivot to bottom left so it will fit exactly at the frame in bottom left</text:p>
          <text:p text:style-name="P104">Aspect Ratio</text:p>
        </text:list-item>
        <text:list-item>
          <text:p text:style-name="P110">Aspect ratio is important since it's the analogy that the scene will scale</text:p>
        </text:list-item>
        <text:list-item>
          <text:p text:style-name="P110">Best use aspect ratio than fixed resolution since fixed resolution will not <text:s/>let all people play your game</text:p>
        </text:list-item>
        <text:list-item>
          <text:p text:style-name="P110">https://forum.unity.com/threads/standard-screen-resolution-for-pc-mac-game.292586/</text:p>
        </text:list-item>
      </text:list>
      <text:p text:style-name="P41"/>
      <text:list xml:id="list36688145" text:continue-numbering="true" text:style-name="L26">
        <text:list-header>
          <text:p text:style-name="P104">Camera size</text:p>
        </text:list-header>
        <text:list-item>
          <text:p text:style-name="P110">Camera has a Size property which means how many world units is from the center to the top of the camera as you can see <text:span text:style-name="T4">in camera_size.jpg </text:span></text:p>
        </text:list-item>
      </text:list>
      <text:p text:style-name="P41"/>
      <text:list xml:id="list36706371" text:continue-numbering="true" text:style-name="L26">
        <text:list-header>
          <text:p text:style-name="P104">Pixels per unit</text:p>
        </text:list-header>
        <text:list-item>
          <text:p text:style-name="P110">They have to do with physics etc so you have to be accurate</text:p>
        </text:list-item>
        <text:list-item>
          <text:p text:style-name="P110">The bigger the number the smaller the sprite becomes</text:p>
        </text:list-item>
      </text:list>
      <text:p text:style-name="P41"/>
      <text:p text:style-name="P43">Chapter 12 Move and interact with objects</text:p>
      <text:list xml:id="list36677474" text:continue-numbering="true" text:style-name="L26">
        <text:list-header>
          <text:p text:style-name="P104">Rigidbody 2D</text:p>
        </text:list-header>
        <text:list-item>
          <text:p text:style-name="P110">Rigidbodies enable your GameObjects to act under the control of physics. The Rigidbody can receive forces and torque to make your objects move in a realistic way</text:p>
        </text:list-item>
        <text:list-item>
          <text:p text:style-name="P110">To move a 2D object you have to add a component of physics that's called Rigidbody_2D</text:p>
        </text:list-item>
        <text:list-item>
          <text:p text:style-name="P110"><text:soft-page-break/>You can see in <text:span text:style-name="T4">Rigidbody_2D.jpg </text:span>how it will look if you add it correctly</text:p>
          <text:p text:style-name="P104">Rigidbody 2D Gravity scale</text:p>
        </text:list-item>
        <text:list-item>
          <text:p text:style-name="P110">We have an option in Rigidbody 2D called gravity scale</text:p>
        </text:list-item>
        <text:list-item>
          <text:p text:style-name="P110">This affects how strong gravity is and how it will pull the object</text:p>
        </text:list-item>
        <text:list-item>
          <text:p text:style-name="P104">rigidbody2D.velocity</text:p>
        </text:list-item>
        <text:list-item>
          <text:p text:style-name="P110"><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0">The velocity of a rigidbody2D</text:p>
          <text:p text:style-name="P104">Collider</text:p>
        </text:list-item>
        <text:list-item>
          <text:p text:style-name="P110">An object needs to have a psysical body so it can interact with other objects</text:p>
        </text:list-item>
        <text:list-item>
          <text:p text:style-name="P110">So you add a collider from Physics 2D as shown in <text:span text:style-name="T4">colliders.jpg</text:span></text:p>
        </text:list-item>
        <text:list-item>
          <text:p text:style-name="P110">A trigger ignores physics engines and when we click <text:span text:style-name="T4">IsTrigger</text:span> it will actually ignore them. If IsTrigger is clicked in either one the two colliding objects physics will be ignored</text:p>
        </text:list-item>
        <text:list-item>
          <text:p text:style-name="P110">Colliders work by hitting other colliders</text:p>
        </text:list-item>
        <text:list-item>
          <text:p text:style-name="P110">To zoom and see the collider double click on it. To change the size see <text:span text:style-name="T4">collider_size.jpg </text:span><text:span text:style-name="T20">though unity perfectly fits the collider to shape</text:span></text:p>
        </text:list-item>
        <text:list-item>
          <text:p text:style-name="P110">They have options for size and some other things as you see in<text:span text:style-name="T4"> colliders_options.jpg</text:span></text:p>
        </text:list-item>
        <text:list-item>
          <text:p text:style-name="P110">If you untick the IsTrigger we have a collision else a trigger which means something will happen</text:p>
        </text:list-item>
        <text:list-item>
          <text:p text:style-name="P110">Static : if it has a collider but NO rigidbody</text:p>
        </text:list-item>
        <text:list-item>
          <text:p text:style-name="P110">Rigidbody : Has a Rigidbody</text:p>
        </text:list-item>
        <text:list-item>
          <text:p text:style-name="P110">Kinematic : as shown in <text:span text:style-name="T4">kinematic.jpg </text:span><text:s/>you have to move it</text:p>
        </text:list-item>
        <text:list-item>
          <text:p text:style-name="P113">IF it's going to move during the game add rigidbody on it.Avoid moving static colliders</text:p>
        </text:list-item>
        <text:list-item>
          <text:p text:style-name="P110">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110">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104">Offset for collider and pivot</text:p>
        </text:list-item>
        <text:list-item>
          <text:p text:style-name="P110">You can set where the pivot starts from offset as shown in <text:span text:style-name="T4">offset_pivot.jpg</text:span></text:p>
          <text:p text:style-name="P104"><text:soft-page-break/>Distance between two objects</text:p>
        </text:list-item>
        <text:list-item>
          <text:p text:style-name="P110">To calculate the distance between two objects you simply substract the objects transform position with the object you want the distance to calcaulated</text:p>
          <text:p text:style-name="P110"><text:span text:style-name="T21">public</text:span><text:span text:style-name="T49"> Paddle paddle;</text:span></text:p>
        </text:list-item>
      </text:list>
      <text:p text:style-name="P24"/>
      <text:p text:style-name="P8"><text:span text:style-name="T26"><text:s text:c="4"/><text:tab/></text:span><text:span text:style-name="T54">//Distance between ball and paddle</text:span></text:p>
      <text:p text:style-name="P8"><text:span text:style-name="T26"><text:s text:c="4"/><text:tab/></text:span><text:span text:style-name="T24">private</text:span><text:span text:style-name="T26"> Vector3 paddleToBallVector;</text:span></text:p>
      <text:p text:style-name="P24"/>
      <text:p text:style-name="P8"><text:span text:style-name="T26"><text:tab/></text:span><text:span text:style-name="T54">// Use this for initialization</text:span></text:p>
      <text:p text:style-name="P8"><text:span text:style-name="T26"><text:tab/></text:span><text:span text:style-name="T24">void</text:span><text:span text:style-name="T26"> </text:span><text:span text:style-name="T24">Start</text:span><text:span text:style-name="T26"> () {</text:span></text:p>
      <text:p text:style-name="P8"><text:span text:style-name="T26"><text:s text:c="8"/>paddleToBallVector = </text:span><text:span text:style-name="T24">this</text:span><text:span text:style-name="T26">.transform.position - paddle.transform.position;</text:span></text:p>
      <text:p text:style-name="P24"><text:s text:c="8"/>print(paddleToBallVector);</text:p>
      <text:p text:style-name="P24"><text:s text:c="4"/><text:tab/>}</text:p>
      <text:p text:style-name="P41"><text:tab/></text:p>
      <text:list xml:id="list36697890" text:continue-numbering="true" text:style-name="L26">
        <text:list-header>
          <text:p text:style-name="P104">Message passing</text:p>
        </text:list-header>
        <text:list-item>
          <text:p text:style-name="P108">Two game object with colliders meet</text:p>
        </text:list-item>
        <text:list-item>
          <text:p text:style-name="P108">Engine sends a message to the objects</text:p>
        </text:list-item>
        <text:list-item>
          <text:p text:style-name="P108">We intercept this message in our script</text:p>
        </text:list-item>
        <text:list-item>
          <text:p text:style-name="P108">Our script decides what to do next</text:p>
        </text:list-item>
        <text:list-item>
          <text:p text:style-name="P108"><text:a xlink:type="simple" xlink:href="https://docs.unity3d.com/Manual/CollidersOverview.html" text:style-name="Internet_20_link" text:visited-style-name="Visited_20_Internet_20_Link">https://docs.unity3d.com/Manual/CollidersOverview.html</text:a></text:p>
        </text:list-item>
        <text:list-item>
          <text:p text:style-name="P108">When collsions are happening physics is calculated</text:p>
          <text:p text:style-name="P104">Collision detection</text:p>
        </text:list-item>
        <text:list-item>
          <text:p text:style-name="P110"><text:span text:style-name="T21">void</text:span><text:span text:style-name="T49"> </text:span><text:span text:style-name="T21">OnCollisionEnter2D</text:span><text:span text:style-name="T49">(Collision2D collision)</text:span></text:p>
          <text:p text:style-name="P104">Triggers</text:p>
        </text:list-item>
        <text:list-item>
          <text:p text:style-name="P110"><text:span text:style-name="T21">void</text:span><text:span text:style-name="T49"> </text:span><text:span text:style-name="T21">OnTriggerEnter2D</text:span><text:span text:style-name="T49">(Collider2D collider)</text:span></text:p>
          <text:p text:style-name="P104">Scripts</text:p>
        </text:list-item>
        <text:list-item>
          <text:p text:style-name="P110">To add a script first you creaqte an object from the class as shown in <text:span text:style-name="T4">create_object_from_class.jpg</text:span></text:p>
        </text:list-item>
        <text:list-item>
          <text:p text:style-name="P110">Then you connect the script/class to the component as shown in <text:span text:style-name="T4">script_to_component2.jpg</text:span></text:p>
        </text:list-item>
        <text:list-item>
          <text:p text:style-name="P109">Don't forget to add the scene to build else you will see an error</text:p>
        </text:list-item>
        <text:list-item>
          <text:p text:style-name="P110">If we have a private variable it is not shown in our editor here <text:span text:style-name="T4">private_vs_public_editor.jpg</text:span></text:p>
          <text:p text:style-name="P104">Physics</text:p>
        </text:list-item>
        <text:list-item>
          <text:p text:style-name="P110"><text:soft-page-break/>https://docs.unity3d.com/Manual/class-PhysicMaterial.html</text:p>
        </text:list-item>
        <text:list-item>
          <text:p text:style-name="P110">The Physics Material is used to adjust friction and bouncing effects of colliding objects</text:p>
        </text:list-item>
        <text:list-item>
          <text:p text:style-name="P110">To create it if you are in 2D you will need a Physics2D Material as show in <text:span text:style-name="T4">physics_material_2d.jpg</text:span></text:p>
        </text:list-item>
        <text:list-item>
          <text:p text:style-name="P110">Physics2D Material has two properties Friction and Bounciness as shown in <text:span text:style-name="T4">friction_and_bounciness.jpg</text:span></text:p>
        </text:list-item>
        <text:list-item>
          <text:p text:style-name="P110">Bounciness 1 means it doesn't lose energy while bouncing </text:p>
        </text:list-item>
        <text:list-item>
          <text:p text:style-name="P110">To connect the physics with the collider check <text:span text:style-name="T4">physics_to_collider.jpg</text:span></text:p>
          <text:p text:style-name="P113">Changing project physics</text:p>
        </text:list-item>
        <text:list-item>
          <text:p text:style-name="P110">As shown in <text:span text:style-name="T4">project_physics.jpg</text:span></text:p>
        </text:list-item>
        <text:list-item>
          <text:p text:style-name="P110">Those settings affets the whole project so they all behave the same</text:p>
          <text:p text:style-name="P104">Snap to grid</text:p>
        </text:list-item>
        <text:list-item>
          <text:p text:style-name="P110">We can move objects around in the scene freely</text:p>
        </text:list-item>
        <text:list-item>
          <text:p text:style-name="P110">To limit the movement and make it more precise we can have <text:span text:style-name="T4">Snap to Grid </text:span>settings as shown in <text:span text:style-name="T4">snap_settings.jpg</text:span></text:p>
        </text:list-item>
        <text:list-item>
          <text:p text:style-name="P110">Then select the objects you want to apply the snap grid movement</text:p>
        </text:list-item>
        <text:list-item>
          <text:p text:style-name="P110">To make it work <text:span text:style-name="T4">you should hold Ctrl</text:span></text:p>
        </text:list-item>
        <text:list-item>
          <text:p text:style-name="P110">Don't forget you have to be in move mode upleft at he icons for the object</text:p>
          <text:p text:style-name="P104">GameObject Movement by Mouse</text:p>
        </text:list-item>
        <text:list-item>
          <text:p text:style-name="P113">Input.MousePosition.x </text:p>
          <text:p text:style-name="P110"><text:span text:style-name="T21">void</text:span><text:span text:style-name="T49"> </text:span><text:span text:style-name="T21">Update</text:span><text:span text:style-name="T49"> () {</text:span></text:p>
        </text:list-item>
      </text:list>
      <text:p text:style-name="P24"><text:s text:c="8"/>print(Input.mousePosition.x);</text:p>
      <text:p text:style-name="P24"/>
      <text:p text:style-name="P24"><text:tab/>}</text:p>
      <text:p text:style-name="P28"><text:tab/></text:p>
      <text:p text:style-name="P28"><text:tab/>You see with the above script that moving the mouse shows us the exact position at x <text:tab/>coordinate</text:p>
      <text:p text:style-name="P23"/>
      <text:p text:style-name="P23"><text:tab/>//We will get a number between 0 to 1 whatever the screen size is</text:p>
      <text:p text:style-name="P23"><text:tab/>//If the screen width is 1500 and we have the mouse full right 1500/1500 = 1 </text:p>
      <text:p text:style-name="P23"><text:tab/>print(Input.mousePosition.x/Screen.width);</text:p>
      <text:p text:style-name="P23"><text:tab/></text:p>
      <text:p text:style-name="P23"><text:tab/><text:span text:style-name="T51">See </text:span><text:span text:style-name="T52">mouse_coordinates.jpg</text:span><text:span text:style-name="T51">. The 1 means that the mouse is exactly at end right of screen.</text:span></text:p>
      <text:p text:style-name="P28"><text:tab/></text:p>
      <text:p text:style-name="P28"><text:tab/>If we multiply it with the total blocks the scene has in x coordinates the mouse position will <text:tab/>be in game units</text:p>
      <text:p text:style-name="P28"/>
      <text:p text:style-name="P23"><text:soft-page-break/><text:span text:style-name="T51"><text:tab/></text:span>print(Input.mousePosition.x/Screen.width * 20);</text:p>
      <text:p text:style-name="P23"/>
      <text:p text:style-name="P23"><text:tab/></text:p>
      <text:p text:style-name="P23"/>
      <text:list xml:id="list36687617" text:continue-numbering="true" text:style-name="L26">
        <text:list-item>
          <text:p text:style-name="P113">Screen.width</text:p>
        </text:list-item>
      </text:list>
      <text:p text:style-name="P41"><text:tab/><text:span text:style-name="T50">Shows the exact screen width</text:span></text:p>
      <text:p text:style-name="P41"/>
      <text:list xml:id="list36697801" text:continue-numbering="true" text:style-name="L26">
        <text:list-item>
          <text:p text:style-name="P113">this.transform.position</text:p>
          <text:p text:style-name="P110"><text:a xlink:type="simple" xlink:href="https://docs.unity3d.com/ScriptReference/Transform-position.html" text:style-name="Internet_20_link" text:visited-style-name="Visited_20_Internet_20_Link">https://docs.unity3d.com/ScriptReference/Transform-position.html</text:a></text:p>
          <text:p text:style-name="P110">To use it you have to build first a Vector3 object</text:p>
          <text:p text:style-name="P110"><text:span text:style-name="T49">Vector3 paddlePos = </text:span><text:span text:style-name="T21">new</text:span><text:span text:style-name="T49"> Vector3(0.5f, 0f, 0f);</text:span></text:p>
          <text:p text:style-name="P110"><text:span text:style-name="T21">this</text:span><text:span text:style-name="T49">.transform.position = paddlePos;</text:span></text:p>
          <text:p text:style-name="P110">As shown in <text:span text:style-name="T4">vector3.jpg</text:span> the current object which the script belongs, gets immediately to the postion of the Vector we created</text:p>
        </text:list-item>
        <text:list-item>
          <text:p text:style-name="P113">Mathf.Clamp to constrain</text:p>
          <text:p text:style-name="P110">We use this to limit a number between min and max value</text:p>
          <text:p text:style-name="P110">https://docs.unity3d.com/ScriptReference/Mathf.Clamp.html</text:p>
          <text:p text:style-name="P110">Clamps a value between a minimum float and maximum float value. </text:p>
        </text:list-item>
        <text:list-item>
          <text:h text:style-name="P117" text:outline-level="1">Vector3</text:h>
        </text:list-item>
      </text:list>
      <text:p text:style-name="P45"><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36676408" text:continue-numbering="true" text:style-name="L26">
        <text:list-header>
          <text:p text:style-name="P110"/>
          <text:p text:style-name="P104">Tags</text:p>
        </text:list-header>
        <text:list-item>
          <text:p text:style-name="P110">We can assing tags to objects </text:p>
        </text:list-item>
        <text:list-item>
          <text:p text:style-name="P110">Tags are boolable values that you can control</text:p>
        </text:list-item>
        <text:list-item>
          <text:p text:style-name="P110">So if we name a tag Breakable and assing it the code will look:</text:p>
          <text:p text:style-name="P102"><text:span text:style-name="T25">bool</text:span><text:span text:style-name="T30"> isBreakable = (tag == </text:span><text:span text:style-name="T48">"Breakable"</text:span><text:span text:style-name="T30">);</text:span></text:p>
          <text:p text:style-name="P110"/>
        </text:list-item>
      </text:list>
      <text:p text:style-name="P44"/>
      <text:list xml:id="list36691152" text:continue-numbering="true" text:style-name="L26">
        <text:list-header>
          <text:p text:style-name="P110"/>
        </text:list-header>
      </text:list>
      <text:p text:style-name="P34">Chapter 13 Shortcuts</text:p>
      <text:list xml:id="list36680914" text:continue-numbering="true" text:style-name="L26">
        <text:list-item>
          <text:p text:style-name="P110"><text:soft-page-break/>To change between scene and game in the editor Ctrl + 1, Ctrl + 2</text:p>
        </text:list-item>
        <text:list-item>
          <text:p text:style-name="P110">Ctrl + P Play again you stop it</text:p>
        </text:list-item>
        <text:list-item>
          <text:p text:style-name="P110">Ctrl + S Save scene </text:p>
          <text:p text:style-name="P110"/>
          <text:p text:style-name="P104">Destroy()</text:p>
        </text:list-item>
        <text:list-item>
          <text:p text:style-name="P110">Removes a gameobject, component or asset</text:p>
        </text:list-item>
        <text:list-item>
          <text:p text:style-name="P110">We have to destroy gameObject which is the gameObject the script is attached to</text:p>
        </text:list-item>
        <text:list-item>
          <text:p text:style-name="P114">If something is destroyed and for example in Arkanoid the ball continues we should use OnCollisionExit instead of OnCollisionEnter</text:p>
        </text:list-item>
      </text:list>
      <text:p text:style-name="P41"/>
      <text:p text:style-name="P34"/>
      <text:p text:style-name="P34"/>
      <text:p text:style-name="P34">Chapter 14 GameObject class</text:p>
      <text:p text:style-name="P34"><text:span text:style-name="T12"><text:tab/></text:span><text:span text:style-name="T6">GameObject.GetComponent</text:span></text:p>
      <text:list xml:id="list6796044918441130722" text:style-name="L28">
        <text:list-item>
          <text:p text:style-name="P111">This is a very important class that you access directly the component you want</text:p>
          <text:p text:style-name="P111">In the below example we access directly the Rigidbody2D's velocity of current object </text:p>
          <text:p text:style-name="P111"><text:span text:style-name="T21">this</text:span><text:span text:style-name="T49">.GetComponent&lt;Rigidbody2D&gt;().velocity = </text:span><text:span text:style-name="T21">new</text:span><text:span text:style-name="T49"> Vector2(2f,10f);<text:line-break/></text:span></text:p>
          <text:p text:style-name="P105">GameObject.FindObjectOfType</text:p>
        </text:list-item>
        <text:list-item>
          <text:p text:style-name="P111"><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1">Connecting object with class programmaticaly so we don't have to associate it with the editor</text:p>
          <text:p text:style-name="P111"><text:span text:style-name="T21">private</text:span><text:span text:style-name="T49"> Paddle paddle;</text:span></text:p>
        </text:list-item>
      </text:list>
      <text:p text:style-name="P8"><text:span text:style-name="T26"><text:tab/></text:span><text:span text:style-name="T24">void</text:span><text:span text:style-name="T26"> </text:span><text:span text:style-name="T24">Start</text:span><text:span text:style-name="T26"> () {</text:span></text:p>
      <text:p text:style-name="P24"/>
      <text:p text:style-name="P24"><text:s text:c="8"/></text:p>
      <text:p text:style-name="P24"><text:tab/><text:tab/>paddle = GameObject.FindObjectOfType&lt;Paddle&gt;();</text:p>
      <text:p text:style-name="P8"><text:span text:style-name="T26"><text:tab/><text:tab/>paddleToBallVector = </text:span><text:span text:style-name="T24">this</text:span><text:span text:style-name="T26">.transform.position - <text:tab/><text:tab/><text:tab/> <text:s text:c="2"/><text:tab/><text:tab/>paddle.transform.position;</text:span></text:p>
      <text:p text:style-name="P24"><text:s text:c="8"/></text:p>
      <text:p text:style-name="P24"><text:s text:c="4"/><text:tab/>}</text:p>
      <text:p text:style-name="P24"/>
      <text:list xml:id="list36706844" text:continue-numbering="true" text:style-name="L28">
        <text:list-item>
          <text:p text:style-name="P111">It works like using the new keyword</text:p>
        </text:list-item>
      </text:list>
      <text:p text:style-name="P25"><text:soft-page-break/></text:p>
      <text:p text:style-name="P34">Chapter 15 Prefabs</text:p>
      <text:list xml:id="list162408773109800581" text:style-name="L29">
        <text:list-item>
          <text:p text:style-name="P112">Prefab is a collection of predefined GameObjects &amp; Components that are reusabe throughout your game</text:p>
        </text:list-item>
        <text:list-item>
          <text:p text:style-name="P112"><text:a xlink:type="simple" xlink:href="https://docs.unity3d.com/Manual/Prefabs.html" text:style-name="Internet_20_link" text:visited-style-name="Visited_20_Internet_20_Link"><text:span text:style-name="T50">https://docs.unity3d.com/Manual/Prefabs.html</text:span></text:a></text:p>
        </text:list-item>
        <text:list-item>
          <text:p text:style-name="P112"><text:a xlink:type="simple" xlink:href="https://docs.unity3d.com/Manual/InstantiatingPrefabs.html" text:style-name="Internet_20_link" text:visited-style-name="Visited_20_Internet_20_Link"><text:span text:style-name="T50">https://docs.unity3d.com/Manual/InstantiatingPrefabs.html</text:span></text:a></text:p>
        </text:list-item>
        <text:list-item>
          <text:p text:style-name="P112">An example is the paddle as shown in paddle.jpg that has many components and we can reuse it</text:p>
        </text:list-item>
        <text:list-item>
          <text:p text:style-name="P112">To create a prefab you drag and drop the object from the left to the folder</text:p>
        </text:list-item>
        <text:list-item>
          <text:p text:style-name="P112"><text:span text:style-name="T50">First you should create a duplicate and </text:span><text:span text:style-name="T53">NOT </text:span><text:span text:style-name="T50">use the original and we will have a prefab </text:span><text:span text:style-name="T50">created as shown in </text:span><text:span text:style-name="T53">prefab_creation.jpg</text:span></text:p>
        </text:list-item>
        <text:list-item>
          <text:p text:style-name="P112">If you make a change to the object left you should hit Apply so changes take place in the prefab also</text:p>
        </text:list-item>
        <text:list-item>
          <text:p text:style-name="P112">If we make a change to the prefab and not the instance it s immediately applied so if we drag and drop new they will be the same as the prefab and all the instances will be changed</text:p>
        </text:list-item>
        <text:list-item>
          <text:p text:style-name="P112">Revert changes back to the prefab settings</text:p>
        </text:list-item>
        <text:list-item>
          <text:p text:style-name="P112">Different prefabs can have different scripts or properties values</text:p>
        </text:list-item>
        <text:list-item>
          <text:p text:style-name="P112">You should prefab everything os if you make changes to something it will pappy to all in next scenes etc</text:p>
        </text:list-item>
      </text:list>
      <text:p text:style-name="P35"><text:tab/><text:span text:style-name="T7">Linking prefabs programmaticaly</text:span></text:p>
      <text:p text:style-name="P36">Chapter 16 Sprites </text:p>
      <text:list xml:id="list36695876" text:continue-numbering="true" text:style-name="L29">
        <text:list-header>
          <text:p text:style-name="P106">Sprite Sheets</text:p>
        </text:list-header>
        <text:list-item>
          <text:p text:style-name="P112">A sprite sheet is a set of images that are related for various states of the sprite</text:p>
        </text:list-item>
        <text:list-item>
          <text:p text:style-name="P112">You can see <text:span text:style-name="T4">single_sprites.jpg</text:span></text:p>
        </text:list-item>
        <text:list-item>
          <text:p text:style-name="P112">When we select sprite we select the thing in the drawer</text:p>
        </text:list-item>
        <text:list-item>
          <text:p text:style-name="P112">In unity we can use Multiple sprites as show in <text:span text:style-name="T4">mutliple_sprites.jpg </text:span>and you chop them accordingly at sprite editor. In splice option top left because we left a space around the automatic splice will work.Clicking on each image you ll see they have been recognized as in <text:span text:style-name="T4">different_sprites_spliced.jpg. </text:span>Name them as you want and apply.</text:p>
        </text:list-item>
        <text:list-item>
          <text:p text:style-name="P112">Then we choose the sprite we want as shown in <text:span text:style-name="T4">multiple_sprites_select.jpg</text:span></text:p>
        </text:list-item>
        <text:list-item>
          <text:p text:style-name="P115">We store our sprites in an array and then bring them</text:p>
        </text:list-item>
        <text:list-item>
          <text:p text:style-name="P115">As shown in <text:span text:style-name="T4">sprites_array_programmaticallly.jpg </text:span>we can determine the size this object will have for the array in the editor</text:p>
        </text:list-item>
        <text:list-item>
          <text:p text:style-name="P115"><text:soft-page-break/>As main sprite we must have it in our editor and not from code from the array</text:p>
        </text:list-item>
        <text:list-item>
          <text:p text:style-name="P115">Then we tell what sprite to load as shown to<text:span text:style-name="T4"> sprite_renderer.jpg</text:span></text:p>
          <text:p text:style-name="P115"><text:span text:style-name="T49"><text:s/></text:span><text:span text:style-name="T21">int</text:span><text:span text:style-name="T49"> spriteIndex = 0;</text:span></text:p>
        </text:list-item>
      </text:list>
      <text:p text:style-name="P24"/>
      <text:p text:style-name="P8"><text:span text:style-name="T26"><text:s text:c="2"/></text:span><text:span text:style-name="T54">//Find component sprite renderer and change it according to index</text:span></text:p>
      <text:p text:style-name="P8"><text:span text:style-name="T26"><text:s text:c="2"/></text:span><text:span text:style-name="T24">this</text:span><text:span text:style-name="T26">.GetComponent&lt;SpriteRenderer&gt;().sprite </text:span><text:span text:style-name="T29">= </text:span><text:span text:style-name="T26">hitSprites[spriteIndex];</text:span></text:p>
      <text:p text:style-name="P24"/>
      <text:p text:style-name="P29"><text:tab/></text:p>
      <text:p text:style-name="P24"/>
      <text:p text:style-name="P23"/>
      <text:p text:style-name="P42"/>
      <text:list xml:id="list36682224" text:continue-numbering="true" text:style-name="L29">
        <text:list-header>
          <text:p text:style-name="P107">Affordance</text:p>
        </text:list-header>
        <text:list-item>
          <text:p text:style-name="P115">We want the player to know what to do next</text:p>
        </text:list-item>
        <text:list-item>
          <text:p text:style-name="P115">Multi hit blocks must show progress</text:p>
        </text:list-item>
        <text:list-item>
          <text:p text:style-name="P115">Player will know that hitting them shows progress</text:p>
          <text:list>
            <text:list-header>
              <text:p text:style-name="P116"/>
            </text:list-header>
          </text:list>
        </text:list-item>
      </text:list>
      <text:p text:style-name="P36"/>
      <text:p text:style-name="P36"/>
      <text:p text:style-name="P36"/>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41M54S</meta:editing-duration>
    <meta:editing-cycles>308</meta:editing-cycles>
    <meta:generator>OpenOffice/4.1.4$Win32 OpenOffice.org_project/414m5$Build-9788</meta:generator>
    <dc:date>2018-01-13T16:49:49.97</dc:date>
    <dc:creator>George Tourtsinakis </dc:creator>
    <meta:document-statistic meta:table-count="0" meta:image-count="1" meta:object-count="0" meta:page-count="17" meta:paragraph-count="454" meta:word-count="4646" meta:character-count="26487"/>
    <meta:user-defined meta:name="Info 1"/>
    <meta:user-defined meta:name="Info 2"/>
    <meta:user-defined meta:name="Info 3"/>
    <meta:user-defined meta:name="Info 4"/>
  </office:meta>
</office:document-meta>
</file>